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abd" officeooo:paragraph-rsid="000adabd"/>
    </style:style>
    <style:style style:name="P2" style:family="paragraph" style:parent-style-name="Standard">
      <style:text-properties officeooo:paragraph-rsid="000adabd"/>
    </style:style>
    <style:style style:name="P3" style:family="paragraph" style:parent-style-name="Standard">
      <style:text-properties officeooo:paragraph-rsid="000b8233"/>
    </style:style>
    <style:style style:name="P4" style:family="paragraph" style:parent-style-name="Standard">
      <style:text-properties officeooo:rsid="000b8233" officeooo:paragraph-rsid="000b8233"/>
    </style:style>
    <style:style style:name="T1" style:family="text">
      <style:text-properties officeooo:rsid="000adabd"/>
    </style:style>
    <style:style style:name="T2" style:family="text">
      <style:text-properties officeooo:rsid="000b8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onjour,</text:p>
      <text:p text:style-name="P3"><text:span text:style-name="T2">Suite aux modifications concernant les groupes et classes sous ma responsabilités et afin de pouvoir saisir mes évaluations sur PRONOTE pour certain d’entre eux :</text:span></text:p>
      <text:p text:style-name="P4"/>
      <text:p text:style-name="P4">1) Accès en tant que PP de la calsse TG8</text:p>
      <text:p text:style-name="P4">2) Accès ( création de note ) pour le groupe <text:span text:style-name="T1">[</text:span>TSPE‑A/MATH MAGN<text:span text:style-name="T1">]</text:span></text:p>
      <text:p text:style-name="P4"/>
      <text:p text:style-name="P4">Et je n’ai plus besoin des groupes <text:span text:style-name="T1">[T/OPT MATHS COMP‑NOR] </text:span>et <text:span text:style-name="T1">[1OPTION MATHS‑NORO]</text:span></text:p>
      <text:p text:style-name="P4"/>
      <text:p text:style-name="P4"/>
      <text:p text:style-name="P3"/>
      <text:p text:style-name="P1"/>
      <text:p text:style-name="P1">Pour pouvoir saisir mes évaluations, j’ai besoins </text:p>
      <text:p text:style-name="P1"/>
      <text:p text:style-name="P1"/>
      <text:p text:style-name="P1"/>
      <text:p text:style-name="P1"><text:tab/><text:tab/>je n’ai plus besoin.</text:p>
      <text:p text:style-name="P1"><text:tab/><text:tab/><text:tab/>je n’ai plus besoin.</text:p>
      <text:p text:style-name="P2"><text:span text:style-name="T1">[</text:span>1SPE‑C/ NSI NORO<text:span text:style-name="T1">]<text:tab/><text:tab/><text:tab/>rien à modifier</text:span></text:p>
      <text:p text:style-name="P2"><text:span text:style-name="T1">[</text:span>TSPE‑B/MATH NORO<text:span text:style-name="T1">]<text:tab/><text:tab/><text:tab/>rien à modifier</text:span>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2:46:14.537282296</meta:creation-date>
    <dc:date>2022-10-04T13:03:45.175179323</dc:date>
    <meta:editing-duration>PT7M20S</meta:editing-duration>
    <meta:editing-cycles>1</meta:editing-cycles>
    <meta:document-statistic meta:table-count="0" meta:image-count="0" meta:object-count="0" meta:page-count="1" meta:paragraph-count="10" meta:word-count="87" meta:character-count="521" meta:non-whitespace-character-count="434"/>
    <meta:generator>LibreOffice/7.3.6.2$Linux_X86_64 LibreOffice_project/30$Build-2</meta:generator>
  </office:meta>
</office:document-meta>
</file>